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362cm" fo:min-width="4.4cm" fo:padding-bottom="0.03cm"/>
      <style:paragraph-properties style:writing-mode="lr-tb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  <style:paragraph-properties style:writing-mode="lr-tb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  <style:paragraph-properties style:writing-mode="lr-tb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  <style:paragraph-properties style:writing-mode="lr-tb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  <style:paragraph-properties style:writing-mode="lr-tb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  <style:paragraph-properties style:writing-mode="lr-tb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  <style:paragraph-properties style:writing-mode="lr-tb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39cm" fo:min-width="4.4cm" fo:padding-bottom="0.03cm"/>
      <style:paragraph-properties style:writing-mode="lr-tb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812cm" fo:min-width="4.4cm" fo:padding-bottom="0.03cm"/>
      <style:paragraph-properties style:writing-mode="lr-tb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  <style:paragraph-properties style:writing-mode="lr-tb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  <style:paragraph-properties style:writing-mode="lr-tb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  <style:paragraph-properties style:writing-mode="lr-tb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  <style:paragraph-properties style:writing-mode="lr-tb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  <style:paragraph-properties style:writing-mode="lr-tb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  <style:paragraph-properties style:writing-mode="lr-tb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  <style:paragraph-properties style:writing-mode="lr-tb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  <style:paragraph-properties style:writing-mode="lr-tb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148cm" fo:min-width="4.4cm" fo:padding-bottom="0.03cm"/>
      <style:paragraph-properties style:writing-mode="lr-tb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  <style:paragraph-properties style:writing-mode="lr-tb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  <style:paragraph-properties style:writing-mode="lr-tb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  <style:paragraph-properties style:writing-mode="lr-tb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  <style:paragraph-properties style:writing-mode="lr-tb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  <style:paragraph-properties style:writing-mode="lr-tb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  <style:paragraph-properties style:writing-mode="lr-tb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  <style:paragraph-properties style:writing-mode="lr-tb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  <style:paragraph-properties style:writing-mode="lr-tb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  <style:paragraph-properties style:writing-mode="lr-tb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  <style:paragraph-properties style:writing-mode="lr-tb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  <style:paragraph-properties style:writing-mode="lr-tb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  <style:paragraph-properties style:writing-mode="lr-tb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  <style:paragraph-properties style:writing-mode="lr-tb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  <style:paragraph-properties style:writing-mode="lr-tb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  <style:paragraph-properties style:writing-mode="lr-tb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loext:opacity="100%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loext:opacity="100%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loext:opacity="100%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 loext:opacity="100%"/>
    </style:style>
    <style:style style:name="P7" style:family="paragraph">
      <loext:graphic-properties draw:fill="none" draw:fill-color="#ffffff"/>
      <style:text-properties fo:color="#663300" loext:opacity="100%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loext:opacity="100%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loext:opacity="100%" style:font-name="Calibri2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loext:opacity="100%" style:font-name="Calibri2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loext:opacity="100%" style:font-name="Calibri2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loext:opacity="100%" style:font-name="Calibri2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loext:opacity="100%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loext:opacity="100%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loext:opacity="100%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loext:opacity="100%" style:font-name="Calibri2" fo:font-size="9pt" style:font-size-asian="9pt" style:font-size-complex="9pt"/>
    </style:style>
    <style:style style:name="T1" style:family="text">
      <style:text-properties fo:color="#7e0021" loext:opacity="100%" style:font-name="Calibri2" fo:font-size="7pt" style:font-size-asian="8pt" style:font-weight-asian="normal" style:font-size-complex="8pt"/>
    </style:style>
    <style:style style:name="T2" style:family="text">
      <style:text-properties fo:color="#663300" loext:opacity="100%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loext:opacity="100%" style:font-name="Cantarell1" fo:font-size="10pt" fo:font-style="normal" fo:font-weight="bold" style:font-size-asian="18pt" style:font-size-complex="18pt"/>
    </style:style>
    <style:style style:name="T4" style:family="text">
      <style:text-properties fo:color="#663300" loext:opacity="100%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loext:opacity="100%" style:font-name="Cantarell1" fo:font-size="12pt" fo:font-style="normal" fo:font-weight="bold" style:font-size-asian="18pt" style:font-size-complex="18pt"/>
    </style:style>
    <style:style style:name="T6" style:family="text">
      <style:text-properties fo:color="#663300" loext:opacity="100%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loext:opacity="100%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2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loext:opacity="100%" style:font-name="Calibri2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loext:opacity="100%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loext:opacity="100%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517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6.194cm" svg:x="11.603cm" svg:y="8.15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967cm" svg:x="11.603cm" svg:y="16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<text:tab/></text:span><text:span text:style-name="T2">:</text:span><text:span text:style-name="T3"> </text:span><text:span text:style-name="T4">4</text:span><text:span text:style-name="T4">0</text:span></text:p>
            <text:p text:style-name="P3"><text:span text:style-name="T2">D</text:span><text:span text:style-name="T2">a</text:span><text:span text:style-name="T2">t</text:span><text:span text:style-name="T2">e</text:span><text:span text:style-name="T2"><text:tab/></text:span><text:span text:style-name="T2">: </text:span><text:span text:style-name="T4">2</text:span><text:span text:style-name="T4">0</text:span><text:span text:style-name="T4">1</text:span><text:span text:style-name="T4">8</text:span><text:span text:style-name="T4">-</text:span><text:span text:style-name="T4">0</text:span><text:span text:style-name="T4">6</text:span><text:span text:style-name="T4">-</text:span><text:span text:style-name="T4">1</text:span><text:span text:style-name="T4">3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</text:span><text:span text:style-name="T5">p</text:span><text:span text:style-name="T5">e</text:span><text:span text:style-name="T5">n</text:span><text:span text:style-name="T5">b</text:span><text:span text:style-name="T5">o</text:span><text:span text:style-name="T5">o</text:span><text:span text:style-name="T5">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</text:span><text:span text:style-name="T5"> </text:span><text:span text:style-name="T5">C</text:span><text:span text:style-name="T5">O</text:span><text:span text:style-name="T5">R</text:span><text:span text:style-name="T5">E</text:span><text:span text:style-name="T5"> </text:span><text:span text:style-name="T5">»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1.013cm" svg:x="31.971cm" svg:y="28.047cm">
          <draw:text-box>
            <text:p><text:span text:style-name="T6">C</text:span><text:span text:style-name="T6">o</text:span><text:span text:style-name="T6">p</text:span><text:span text:style-name="T6">y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2</text:span><text:span text:style-name="T6">0</text:span><text:span text:style-name="T6">1</text:span><text:span text:style-name="T6">4</text:span><text:span text:style-name="T6">-</text:span><text:span text:style-name="T6">2</text:span><text:span text:style-name="T6">0</text:span><text:span text:style-name="T6">1</text:span><text:span text:style-name="T6">8</text:span><text:span text:style-name="T6"> </text:span><text:span text:style-name="T6">P</text:span><text:span text:style-name="T6">i</text:span><text:span text:style-name="T6">e</text:span><text:span text:style-name="T6">r</text:span><text:span text:style-name="T6">r</text:span><text:span text:style-name="T6">e</text:span><text:span text:style-name="T6"> 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 </text:span><text:span text:style-name="T6">&lt;</text:span><text:span text:style-name="T6">p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@</text:span><text:span text:style-name="T6">t</text:span><text:span text:style-name="T6">r</text:span><text:span text:style-name="T6">y</text:span><text:span text:style-name="T6">c</text:span><text:span text:style-name="T6">h</text:span><text:span text:style-name="T6">l</text:span><text:span text:style-name="T6">o</text:span><text:span text:style-name="T6">s</text:span><text:span text:style-name="T6">.</text:span><text:span text:style-name="T6">o</text:span><text:span text:style-name="T6">r</text:span><text:span text:style-name="T6">g</text:span><text:span text:style-name="T6">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5.169cm" svg:x="11.703cm" svg:y="16.9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CRE_USER</text:span><text:span text:style-name="T7"><text:tab/></text:span><text:span text:style-name="T7">VX(64)</text:span></text:p>
          <text:p text:style-name="P8"><text:span text:style-name="T7"><text:tab/></text:span><text:span text:style-name="T7">OTE_CRE_STAMP</text:span><text:span text:style-name="T7"><text:tab/></text:span><text:span text:style-name="T7">TIMESTAMP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AM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VX(256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4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line draw:style-name="gr22" draw:text-style-name="P12" draw:layer="layout" svg:x1="16.407cm" svg:y1="17.096cm" svg:x2="15.891cm" svg:y2="17.096cm">
          <text:p/>
        </draw:line>
        <draw:line draw:style-name="gr23" draw:text-style-name="P12" draw:layer="layout" svg:x1="16.305cm" svg:y1="22.886cm" svg:x2="16.305cm" svg:y2="17.106cm">
          <text:p/>
        </draw:line>
        <draw:line draw:style-name="gr23" draw:text-style-name="P12" draw:layer="layout" svg:x1="16.301cm" svg:y1="22.885cm" svg:x2="15.901cm" svg:y2="22.885cm">
          <text:p/>
        </draw:line>
        <draw:line draw:style-name="gr23" draw:text-style-name="P12" draw:layer="layout" svg:x1="16.408cm" svg:y1="26.233cm" svg:x2="16.408cm" svg:y2="17.092cm">
          <text:p/>
        </draw:line>
        <draw:line draw:style-name="gr23" draw:text-style-name="P12" draw:layer="layout" svg:x1="16.414cm" svg:y1="26.225cm" svg:x2="15.914cm" svg:y2="26.225cm">
          <text:p/>
        </draw:line>
        <draw:custom-shape draw:style-name="gr19" draw:text-style-name="P9" draw:layer="layout" svg:width="4.202cm" svg:height="1.929cm" svg:x="11.696cm" svg:y="8.7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CRE_USER</text:span><text:span text:style-name="T7"><text:tab/></text:span><text:span text:style-name="T7">VX(64)</text:span></text:p>
          <text:p text:style-name="P8"><text:span text:style-name="T7"><text:tab/></text:span><text:span text:style-name="T7">RAT_CRE_STAMP</text:span><text:span text:style-name="T7"><text:tab/></text:span><text:span text:style-name="T7">TIMESTAMP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2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line draw:style-name="gr22" draw:text-style-name="P12" draw:layer="layout" svg:x1="16.419cm" svg:y1="8.949cm" svg:x2="15.903cm" svg:y2="8.949cm">
          <text:p/>
        </draw:line>
        <draw:line draw:style-name="gr23" draw:text-style-name="P12" draw:layer="layout" svg:x1="16.311cm" svg:y1="11.616cm" svg:x2="16.311cm" svg:y2="8.95cm">
          <text:p/>
        </draw:line>
        <draw:line draw:style-name="gr23" draw:text-style-name="P12" draw:layer="layout" svg:x1="16.409cm" svg:y1="13.322cm" svg:x2="16.409cm" svg:y2="8.957cm">
          <text:p/>
        </draw:line>
        <draw:line draw:style-name="gr23" draw:text-style-name="P12" draw:layer="layout" svg:x1="16.303cm" svg:y1="11.612cm" svg:x2="15.903cm" svg:y2="11.612cm">
          <text:p/>
        </draw:line>
        <draw:line draw:style-name="gr23" draw:text-style-name="P12" draw:layer="layout" svg:x1="16.405cm" svg:y1="13.318cm" svg:x2="15.905cm" svg:y2="13.318cm">
          <text:p/>
        </draw:line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1024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O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CRE_USER</text:span><text:span text:style-name="T7"><text:tab/></text:span><text:span text:style-name="T7">VX(64)</text:span></text:p>
          <text:p text:style-name="P8"><text:span text:style-name="T7"><text:tab/></text:span><text:span text:style-name="T7">LED_CRE_STAMP</text:span><text:span text:style-name="T7"><text:tab/></text:span><text:span text:style-name="T7">TIMESTAMP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519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2.14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CRE_USER</text:span><text:span text:style-name="T7"><text:tab/></text:span><text:span text:style-name="T7">VX(64)</text:span></text:p>
          <text:p text:style-name="P8"><text:span text:style-name="T7"><text:tab/></text:span><text:span text:style-name="T7">PAM_CRE_STAMP</text:span><text:span text:style-name="T7"><text:tab/></text:span><text:span text:style-name="T7">TIMESTAMP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</text:span><text:span text:style-name="T8">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6.0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5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.4cm" svg:x2="31.855cm" svg:y2="6.4cm">
          <text:p/>
        </draw:line>
        <draw:line draw:style-name="gr23" draw:text-style-name="P12" draw:layer="layout" svg:x1="31.253cm" svg:y1="6.198cm" svg:x2="30.853cm" svg:y2="6.198cm">
          <text:p/>
        </draw:line>
        <draw:line draw:style-name="gr23" draw:text-style-name="P12" draw:layer="layout" svg:x1="31.26cm" svg:y1="6.218cm" svg:x2="31.26cm" svg:y2="3.495cm">
          <text:p/>
        </draw:line>
        <draw:line draw:style-name="gr24" draw:text-style-name="P12" draw:layer="layout" svg:x1="31.255cm" svg:y1="3.498cm" svg:x2="30.855cm" svg:y2="3.498cm">
          <text:p/>
        </draw:line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4.303cm" svg:x="34cm" svg:y="11.0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929cm" svg:x="34.102cm" svg:y="11.6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CRE_USER</text:span><text:span text:style-name="T7"><text:tab/></text:span><text:span text:style-name="T7">VX(64)</text:span></text:p>
          <text:p text:style-name="P8"><text:span text:style-name="T7"><text:tab/></text:span><text:span text:style-name="T7">TRS_CRE_STAMP</text:span><text:span text:style-name="T7"><text:tab/></text:span><text:span text:style-name="T7">TIMESTAMP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11.1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4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3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4.505cm" svg:x2="39.312cm" svg:y2="14.505cm">
          <text:p/>
        </draw:line>
        <draw:line draw:style-name="gr23" draw:text-style-name="P12" draw:layer="layout" svg:x1="38.71cm" svg:y1="14.328cm" svg:x2="38.31cm" svg:y2="14.328cm">
          <text:p/>
        </draw:line>
        <draw:line draw:style-name="gr23" draw:text-style-name="P12" draw:layer="layout" svg:x1="38.716cm" svg:y1="14.328cm" svg:x2="38.716cm" svg:y2="11.8cm">
          <text:p/>
        </draw:line>
        <draw:line draw:style-name="gr24" draw:text-style-name="P12" draw:layer="layout" svg:x1="38.712cm" svg:y1="11.803cm" svg:x2="38.312cm" svg:y2="11.803cm">
          <text:p/>
        </draw:line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6.95cm" svg:x2="4.3cm" svg:y2="6.95cm">
          <text:p/>
        </draw:line>
        <draw:line draw:style-name="gr25" draw:text-style-name="P12" draw:layer="layout" svg:x1="2.198cm" svg:y1="14.35cm" svg:x2="2.198cm" svg:y2="6.944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5.717cm" svg:x2="17.302cm" svg:y2="5.464cm">
          <text:p/>
        </draw:line>
        <draw:line draw:style-name="gr25" draw:text-style-name="P12" draw:layer="layout" svg:x1="17.201cm" svg:y1="15.624cm" svg:x2="17.201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5.7cm" svg:x2="17.3cm" svg:y2="15.7cm">
          <text:p/>
        </draw:line>
        <draw:line draw:style-name="gr25" draw:text-style-name="P12" draw:layer="layout" svg:x1="10.801cm" svg:y1="15.601cm" svg:x2="17.198cm" svg:y2="15.601cm">
          <text:p/>
        </draw:line>
        <draw:line draw:style-name="gr32" draw:text-style-name="P12" draw:layer="layout" svg:x1="10.8cm" svg:y1="17.1cm" svg:x2="11.7cm" svg:y2="17.1cm">
          <text:p/>
        </draw:line>
        <draw:line draw:style-name="gr25" draw:text-style-name="P12" draw:layer="layout" svg:x1="10.9cm" svg:y1="17.1cm" svg:x2="10.9cm" svg:y2="15.7cm">
          <text:p/>
        </draw:line>
        <draw:line draw:style-name="gr25" draw:text-style-name="P12" draw:layer="layout" svg:x1="10.8cm" svg:y1="17.1cm" svg:x2="10.8cm" svg:y2="15.6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7.95cm" svg:x2="11.7cm" svg:y2="17.95cm">
          <text:p/>
        </draw:line>
        <draw:line draw:style-name="gr25" draw:text-style-name="P12" draw:layer="layout" svg:x1="10.904cm" svg:y1="28.549cm" svg:x2="10.905cm" svg:y2="17.952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5.802cm" svg:x2="16.914cm" svg:y2="15.8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3cm" svg:y1="21.305cm" svg:x2="16.913cm" svg:y2="15.803cm">
          <text:p/>
        </draw:line>
        <draw:line draw:style-name="gr25" draw:text-style-name="P12" draw:layer="layout" svg:x1="11cm" svg:y1="17.1cm" svg:x2="11cm" svg:y2="15.8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11.8cm" svg:x2="34.1cm" svg:y2="11.8cm">
          <text:p/>
        </draw:line>
        <draw:line draw:style-name="gr25" draw:text-style-name="P12" draw:layer="layout" svg:x1="32.908cm" svg:y1="24.8cm" svg:x2="32.909cm" svg:y2="11.812cm">
          <text:p/>
        </draw:line>
        <draw:line draw:style-name="gr30" draw:text-style-name="P12" draw:layer="layout" svg:x1="34.093cm" svg:y1="3.505cm" svg:x2="33.293cm" svg:y2="3.505cm">
          <text:p/>
        </draw:line>
        <draw:custom-shape draw:style-name="gr19" draw:text-style-name="P9" draw:layer="layout" svg:width="4.202cm" svg:height="1.929cm" svg:x="34.103cm" svg:y="7.401cm">
          <text:p text:style-name="P8"><text:span text:style-name="T7">#</text:span><text:span text:style-name="T7"><text:tab/></text:span><text:span text:style-name="T7">DAT_KEY</text:span><text:span text:style-name="T7"><text:tab/></text:span><text:span text:style-name="T7">VX(64)</text:span></text:p>
          <text:p text:style-name="P8"><text:span text:style-name="T7"><text:tab/></text:span><text:span text:style-name="T7">DAT_CONTENT</text:span><text:span text:style-name="T7"><text:tab/></text:span><text:span text:style-name="T7">VX(4096)</text:span></text:p>
          <text:p text:style-name="P8"><text:span text:style-name="T7"><text:tab/></text:span><text:span text:style-name="T7">DAT_CRE_USER</text:span><text:span text:style-name="T7"><text:tab/></text:span><text:span text:style-name="T7">VX(64)</text:span></text:p>
          <text:p text:style-name="P8"><text:span text:style-name="T7"><text:tab/></text:span><text:span text:style-name="T7">DAT_CRE_STAMP</text:span><text:span text:style-name="T7"><text:tab/></text:span><text:span text:style-name="T7">TIMESTAMP</text:span></text:p>
          <text:p text:style-name="P8"><text:span text:style-name="T7"><text:tab/></text:span><text:span text:style-name="T7">DAT_NOTES</text:span><text:span text:style-name="T7"><text:tab/></text:span><text:span text:style-name="T7">VX(4096)</text:span></text:p>
          <text:p text:style-name="P8"><text:span text:style-name="T7"><text:tab/></text:span><text:span text:style-name="T7">DAT_UPD_USER</text:span><text:span text:style-name="T7"><text:tab/></text:span><text:span text:style-name="T7">VX(64)</text:span></text:p>
          <text:p text:style-name="P8"><text:span text:style-name="T7"><text:tab/></text:span><text:span text:style-name="T7">D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6.9cm">
          <text:p text:style-name="P10"><text:span text:style-name="T8">OFA_T_DATA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VA_T_FORMS_B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VA_T_VERS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</text:span><text:span text:style-name="T10"><text:tab/></text:span><text:span text:style-name="T10">VX(256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</text:span><text:span text:style-name="T10"><text:tab/></text:span><text:span text:style-name="T10">VX(256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O</text:span><text:span text:style-name="T12">P</text:span><text:span text:style-name="T12">E</text:span><text:span text:style-name="T12">_</text:span><text:span text:style-name="T12">T</text:span><text:span text:style-name="T12">E</text:span><text:span text:style-name="T12">M</text:span><text:span text:style-name="T12">P</text:span><text:span text:style-name="T12">L</text:span><text:span text:style-name="T12">A</text:span><text:span text:style-name="T12">T</text:span><text:span text:style-name="T12">E</text:span><text:span text:style-name="T12">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</text:span><text:span text:style-name="T13">F</text:span><text:span text:style-name="T13">A</text:span><text:span text:style-name="T13">_</text:span><text:span text:style-name="T13">T</text:span><text:span text:style-name="T13">_</text:span><text:span text:style-name="T13">A</text:span><text:span text:style-name="T13">C</text:span><text:span text:style-name="T13">C</text:span><text:span text:style-name="T13">O</text:span><text:span text:style-name="T13">U</text:span><text:span text:style-name="T13">N</text:span><text:span text:style-name="T13">T</text:span><text:span text:style-name="T13">S</text:span></text:p>
            <text:p text:style-name="P23"><text:span text:style-name="T13">O</text:span><text:span text:style-name="T13">F</text:span><text:span text:style-name="T13">A</text:span><text:span text:style-name="T13">_</text:span><text:span text:style-name="T13">T</text:span><text:span text:style-name="T13">_</text:span><text:span text:style-name="T13">R</text:span><text:span text:style-name="T13">A</text:span><text:span text:style-name="T13">T</text:span><text:span text:style-name="T13">E</text:span><text:span text:style-name="T13">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</text:span><text:span text:style-name="T5">p</text:span><text:span text:style-name="T5">e</text:span><text:span text:style-name="T5">n</text:span><text:span text:style-name="T5">b</text:span><text:span text:style-name="T5">o</text:span><text:span text:style-name="T5">o</text:span><text:span text:style-name="T5">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<text:tab/></text:span><text:span text:style-name="T2">:</text:span><text:span text:style-name="T3"> </text:span><text:span text:style-name="T4">1</text:span><text:span text:style-name="T4">0</text:span></text:p>
            <text:p text:style-name="P3"><text:span text:style-name="T2">D</text:span><text:span text:style-name="T2">a</text:span><text:span text:style-name="T2">t</text:span><text:span text:style-name="T2">e</text:span><text:span text:style-name="T2"><text:tab/></text:span><text:span text:style-name="T2">: </text:span><text:span text:style-name="T4">2</text:span><text:span text:style-name="T4">0</text:span><text:span text:style-name="T4">1</text:span><text:span text:style-name="T4">7</text:span><text:span text:style-name="T4">-</text:span><text:span text:style-name="T4">1</text:span><text:span text:style-name="T4">1</text:span><text:span text:style-name="T4">-</text:span><text:span text:style-name="T4">0</text:span><text:span text:style-name="T4">4</text:span></text:p>
          </draw:text-box>
        </draw:frame>
        <draw:frame draw:style-name="gr15" draw:text-style-name="P7" draw:layer="layout" svg:width="8.704cm" svg:height="1.013cm" svg:x="31.969cm" svg:y="28.048cm">
          <draw:text-box>
            <text:p><text:span text:style-name="T6">C</text:span><text:span text:style-name="T6">o</text:span><text:span text:style-name="T6">p</text:span><text:span text:style-name="T6">y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2</text:span><text:span text:style-name="T6">0</text:span><text:span text:style-name="T6">1</text:span><text:span text:style-name="T6">4</text:span><text:span text:style-name="T6">-</text:span><text:span text:style-name="T6">2</text:span><text:span text:style-name="T6">0</text:span><text:span text:style-name="T6">1</text:span><text:span text:style-name="T6">7</text:span><text:span text:style-name="T6"> </text:span><text:span text:style-name="T6">P</text:span><text:span text:style-name="T6">i</text:span><text:span text:style-name="T6">e</text:span><text:span text:style-name="T6">r</text:span><text:span text:style-name="T6">r</text:span><text:span text:style-name="T6">e</text:span><text:span text:style-name="T6"> 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 </text:span><text:span text:style-name="T6">&lt;</text:span><text:span text:style-name="T6">p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@</text:span><text:span text:style-name="T6">t</text:span><text:span text:style-name="T6">r</text:span><text:span text:style-name="T6">y</text:span><text:span text:style-name="T6">c</text:span><text:span text:style-name="T6">h</text:span><text:span text:style-name="T6">l</text:span><text:span text:style-name="T6">o</text:span><text:span text:style-name="T6">s</text:span><text:span text:style-name="T6">.</text:span><text:span text:style-name="T6">o</text:span><text:span text:style-name="T6">r</text:span><text:span text:style-name="T6">g</text:span><text:span text:style-name="T6">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</text:span><text:span text:style-name="T5"> </text:span><text:span text:style-name="T5">V</text:span><text:span text:style-name="T5">A</text:span><text:span text:style-name="T5">T</text:span><text:span text:style-name="T5"> </text:span><text:span text:style-name="T5">»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D</text:span><text:span text:style-name="T12">O</text:span><text:span text:style-name="T12">C</text:span><text:span text:style-name="T12">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D</text:span><text:span text:style-name="T12">O</text:span><text:span text:style-name="T12">C</text:span><text:span text:style-name="T12">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</text:span><text:span text:style-name="T5">p</text:span><text:span text:style-name="T5">e</text:span><text:span text:style-name="T5">n</text:span><text:span text:style-name="T5">b</text:span><text:span text:style-name="T5">o</text:span><text:span text:style-name="T5">o</text:span><text:span text:style-name="T5">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<text:tab/></text:span><text:span text:style-name="T2">:</text:span><text:span text:style-name="T3"> </text:span><text:span text:style-name="T4">1</text:span><text:span text:style-name="T4">0</text:span></text:p>
            <text:p text:style-name="P3"><text:span text:style-name="T2">D</text:span><text:span text:style-name="T2">a</text:span><text:span text:style-name="T2">t</text:span><text:span text:style-name="T2">e</text:span><text:span text:style-name="T2"><text:tab/></text:span><text:span text:style-name="T2">: </text:span><text:span text:style-name="T4">2</text:span><text:span text:style-name="T4">0</text:span><text:span text:style-name="T4">1</text:span><text:span text:style-name="T4">7</text:span><text:span text:style-name="T4">-</text:span><text:span text:style-name="T4">1</text:span><text:span text:style-name="T4">0</text:span><text:span text:style-name="T4">-</text:span><text:span text:style-name="T4">2</text:span><text:span text:style-name="T4">7</text:span></text:p>
          </draw:text-box>
        </draw:frame>
        <draw:frame draw:style-name="gr15" draw:text-style-name="P7" draw:layer="layout" svg:width="8.704cm" svg:height="1.013cm" svg:x="31.967cm" svg:y="28.049cm">
          <draw:text-box>
            <text:p><text:span text:style-name="T6">C</text:span><text:span text:style-name="T6">o</text:span><text:span text:style-name="T6">p</text:span><text:span text:style-name="T6">y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2</text:span><text:span text:style-name="T6">0</text:span><text:span text:style-name="T6">1</text:span><text:span text:style-name="T6">4</text:span><text:span text:style-name="T6">-</text:span><text:span text:style-name="T6">2</text:span><text:span text:style-name="T6">0</text:span><text:span text:style-name="T6">1</text:span><text:span text:style-name="T6">7</text:span><text:span text:style-name="T6"> </text:span><text:span text:style-name="T6">P</text:span><text:span text:style-name="T6">i</text:span><text:span text:style-name="T6">e</text:span><text:span text:style-name="T6">r</text:span><text:span text:style-name="T6">r</text:span><text:span text:style-name="T6">e</text:span><text:span text:style-name="T6"> 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 </text:span><text:span text:style-name="T6">&lt;</text:span><text:span text:style-name="T6">p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@</text:span><text:span text:style-name="T6">t</text:span><text:span text:style-name="T6">r</text:span><text:span text:style-name="T6">y</text:span><text:span text:style-name="T6">c</text:span><text:span text:style-name="T6">h</text:span><text:span text:style-name="T6">l</text:span><text:span text:style-name="T6">o</text:span><text:span text:style-name="T6">s</text:span><text:span text:style-name="T6">.</text:span><text:span text:style-name="T6">o</text:span><text:span text:style-name="T6">r</text:span><text:span text:style-name="T6">g</text:span><text:span text:style-name="T6">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 </text:span><text:span text:style-name="T5">»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D</text:span><text:span text:style-name="T12">O</text:span><text:span text:style-name="T12">C</text:span><text:span text:style-name="T12">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D</text:span><text:span text:style-name="T12">O</text:span><text:span text:style-name="T12">C</text:span><text:span text:style-name="T12">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O</text:span><text:span text:style-name="T12">P</text:span><text:span text:style-name="T12">E</text:span><text:span text:style-name="T12">_</text:span><text:span text:style-name="T12">T</text:span><text:span text:style-name="T12">E</text:span><text:span text:style-name="T12">M</text:span><text:span text:style-name="T12">P</text:span><text:span text:style-name="T12">L</text:span><text:span text:style-name="T12">A</text:span><text:span text:style-name="T12">T</text:span><text:span text:style-name="T12">E</text:span><text:span text:style-name="T12">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</text:span><text:span text:style-name="T12">y</text:span><text:span text:style-name="T12">P</text:span><text:span text:style-name="T12">e</text:span><text:span text:style-name="T12">r</text:span><text:span text:style-name="T12">i</text:span><text:span text:style-name="T12">o</text:span><text:span text:style-name="T12">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O</text:span><text:span text:style-name="T12">P</text:span><text:span text:style-name="T12">E</text:span><text:span text:style-name="T12">_</text:span><text:span text:style-name="T12">T</text:span><text:span text:style-name="T12">E</text:span><text:span text:style-name="T12">M</text:span><text:span text:style-name="T12">P</text:span><text:span text:style-name="T12">L</text:span><text:span text:style-name="T12">A</text:span><text:span text:style-name="T12">T</text:span><text:span text:style-name="T12">E</text:span><text:span text:style-name="T12">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</text:span><text:span text:style-name="T12">y</text:span><text:span text:style-name="T12">P</text:span><text:span text:style-name="T12">e</text:span><text:span text:style-name="T12">r</text:span><text:span text:style-name="T12">i</text:span><text:span text:style-name="T12">o</text:span><text:span text:style-name="T12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1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loext:opacity="0%" style:font-name="Calibri2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loext:opacity="100%" style:font-name="Calibri2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loext:opacity="100%" style:font-name="Calibri2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loext:opacity="100%" style:font-name="Calibri2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loext:opacity="100%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loext:opacity="100%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rre </meta:initial-creator>
    <meta:creation-date>2014-05-09T14:18:00.654156120</meta:creation-date>
    <dc:date>2021-06-12T11:46:22.329436353</dc:date>
    <meta:editing-duration>P40DT2H12M45S</meta:editing-duration>
    <meta:editing-cycles>397</meta:editing-cycles>
    <meta:generator>LibreOffice/7.1.3.2$Linux_X86_64 LibreOffice_project/10$Build-2</meta:generator>
    <meta:document-statistic meta:object-count="337"/>
  </office:meta>
</office:document-meta>
</file>